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GridStateCodec.decodeFilter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DataGridStateCodec.getDataGridURL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StateCodec.encodeFilters( List 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DataGridStateCodec.encodeRow( final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GridStateCodec.decodePageSize( final String pag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StateCodec.decode( Map paramete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DefaultDataGridStateCodec.encodeSorts( List sor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DataGridStateCodec.decodeSort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DataGridStateCodec.DefaultDataGridStateCodec( DataGri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StateCodec.buildFilterParamMap( List fil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DataGridStateCodec.encodePageSize( final int 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GridStateCodec.decodeInt( String value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GridStateCodec.buildSortParamMap( List so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DataGridStateCodec.addParam( String ke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GridStateCodec.getExisting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StateCodec.addParam( String key , String [ ]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DataGridStateCodec.buildPageParamMap( Integer row , Integer page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GridStateCodec.getDataGrid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StateCodec.decodeRow( final String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StateCodec.setDataGridState( DataGrid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